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enfant" style:family="table">
      <style:table-properties style:width="16.999cm" table:align="margins" fo:keep-with-next="always" style:may-break-between-rows="false"/>
    </style:style>
    <style:style style:name="Tableauenfant.A" style:family="table-column">
      <style:table-column-properties style:column-width="13.492cm" style:rel-column-width="52014*"/>
    </style:style>
    <style:style style:name="Tableauenfant.B" style:family="table-column">
      <style:table-column-properties style:column-width="1.076cm" style:rel-column-width="4148*"/>
    </style:style>
    <style:style style:name="Tableauenfant.C" style:family="table-column">
      <style:table-column-properties style:column-width="2.431cm" style:rel-column-width="9373*"/>
    </style:style>
    <style:style style:name="Tableauenfant.1" style:family="table-row">
      <style:table-row-properties style:row-height="0.6cm"/>
    </style:style>
    <style:style style:name="Tableauenfant.A1" style:family="table-cell">
      <style:table-cell-properties fo:padding-left="0.101cm" fo:padding-right="0.101cm" fo:padding-top="0cm" fo:padding-bottom="0.101cm" fo:border-left="0.018cm solid #000000" fo:border-right="0.018cm solid #000000" fo:border-top="0.018cm solid #000000" fo:border-bottom="none"/>
    </style:style>
    <style:style style:name="Tableauenfant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enfant.B2" style:family="table-cell">
      <style:table-cell-properties fo:padding-left="0.101cm" fo:padding-right="0.101cm" fo:padding-top="0cm" fo:padding-bottom="0.101cm" fo:border="none"/>
    </style:style>
    <style:style style:name="Tableauenfant.C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enfant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enfant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enfant.C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Helvetica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enfant" table:style-name="Tableauenfant">
        <table:table-column table:style-name="Tableauenfant.A"/>
        <table:table-column table:style-name="Tableauenfant.B"/>
        <table:table-column table:style-name="Tableauenfant.C"/>
        <table:table-row table:style-name="Tableauenfant.1">
          <table:table-cell table:style-name="Tableauenfant.A1" table:number-columns-spanned="3" office:value-type="string">
            <text:p text:style-name="P1">%=VERSMENT_DOUBLE_TITRE=%</text:p>
          </table:table-cell>
          <table:covered-table-cell/>
          <table:covered-table-cell/>
        </table:table-row>
        <table:table-row table:style-name="Tableauenfant.1">
          <table:table-cell table:style-name="Tableauenfant.A2" office:value-type="string">
            <text:p text:style-name="P1">%=LIBELLE_REQ=%</text:p>
          </table:table-cell>
          <table:table-cell table:style-name="Tableauenfant.B2" office:value-type="string">
            <text:p text:style-name="P1">%=CHF=%</text:p>
          </table:table-cell>
          <table:table-cell table:style-name="Tableauenfant.C2" office:value-type="string">
            <text:p text:style-name="P2">%=MONTANT_REQ=%</text:p>
          </table:table-cell>
        </table:table-row>
        <table:table-row table:style-name="Tableauenfant.1">
          <table:table-cell table:style-name="Tableauenfant.A3" office:value-type="string">
            <text:p text:style-name="P1">%=LIBELLE_CON=%</text:p>
          </table:table-cell>
          <table:table-cell table:style-name="Tableauenfant.B3" office:value-type="string">
            <text:p text:style-name="P1">%=CHF=%</text:p>
          </table:table-cell>
          <table:table-cell table:style-name="Tableauenfant.C3" office:value-type="string">
            <text:p text:style-name="P2">%=MONTANT_CON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enf" style:display-name="Text body enf" style:family="paragraph" style:parent-style-name="Text_20_body" style:class="text" style:master-page-name="">
      <style:paragraph-properties fo:keep-together="always" style:page-number="auto" fo:keep-with-next="always"/>
    </style:style>
    <style:style style:name="Default_20_enf" style:display-name="Default enf" style:family="paragraph" style:parent-style-name="Standard" style:class="text" style:master-page-name="">
      <style:paragraph-properties fo:keep-together="always" style:page-number="auto" fo:keep-with-next="always"/>
    </style:style>
    <style:style style:name="Table_20_Contents_20_enf" style:display-name="Table Contents enf" style:family="paragraph" style:parent-style-name="Table_20_Contents" style:class="extra" style:master-page-name="">
      <style:paragraph-properties fo:keep-together="always" style:page-number="auto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7-27T13:29:20</meta:creation-date>
    <dc:date>2015-12-07T16:46:28.36</dc:date>
    <meta:editing-cycles>16</meta:editing-cycles>
    <meta:editing-duration>PT1H27M48S</meta:editing-duration>
    <dc:creator>lga </dc:creator>
    <meta:document-statistic meta:table-count="1" meta:image-count="0" meta:object-count="0" meta:page-count="1" meta:paragraph-count="7" meta:word-count="7" meta:character-count="99"/>
    <meta:user-defined meta:name="Info 1"/>
    <meta:user-defined meta:name="Info 2"/>
    <meta:user-defined meta:name="Info 3"/>
    <meta:user-defined meta:name="Info 4"/>
  </office:meta>
</office:document-meta>
</file>